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izona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lanta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ltimore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innati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ver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roit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n Bay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uston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apoli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cksonville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ami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nesota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England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 Orleans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ttsburgh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Diego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Francisco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 Louis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pa Bay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shington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